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397cm" fo:margin-left="0.018cm" fo:margin-top="0cm" fo:margin-bottom="0cm" fo:break-before="page" table:align="left" style:writing-mode="page"/>
    </style:style>
    <style:style style:name="Tabela1.A" style:family="table-column">
      <style:table-column-properties style:column-width="5.398cm"/>
    </style:style>
    <style:style style:name="Tabela1.B" style:family="table-column">
      <style:table-column-properties style:column-width="12.9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d0cece" fo:padding-left="0.191cm" fo:padding-right="0.191cm" fo:padding-top="0cm" fo:padding-bottom="0cm" fo:border="1pt solid #58635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2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A3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3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A4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4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A5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5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A6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6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A7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7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8" style:family="table-row">
      <style:table-row-properties style:min-row-height="1.092cm" fo:keep-together="auto"/>
    </style:style>
    <style:style style:name="Tabela1.A8" style:family="table-cell">
      <style:table-cell-properties style:vertical-align="middle" fo:padding-left="0.191cm" fo:padding-right="0.191cm" fo:padding-top="0cm" fo:padding-bottom="0cm" fo:border="1pt solid #58635b"/>
    </style:style>
    <style:style style:name="Tabela1.B8" style:family="table-cell">
      <style:table-cell-properties style:vertical-align="middle" fo:padding-left="0.191cm" fo:padding-right="0.191cm" fo:padding-top="0cm" fo:padding-bottom="0cm" fo:border="1pt solid #58635b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Normal_20__28_Web_29_">
      <style:paragraph-properties fo:margin-top="0cm" fo:margin-bottom="0cm" style:contextual-spacing="false"/>
    </style:style>
    <style:style style:name="P6" style:family="paragraph" style:parent-style-name="Footer">
      <style:paragraph-properties fo:padding="0cm" fo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loext:opacity="100%" fo:font-size="11pt" style:font-size-asian="11pt" style:font-size-complex="11pt"/>
    </style:style>
    <style:style style:name="T8" style:family="text">
      <style:text-properties fo:font-size="11pt" style:font-name-asian="Arial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Description of Additional Supplementary Files</text:span><text:span text:style-name="T1"/></text:p>
      <text:p text:style-name="P1" loext:marker-style-name="T1"/>
      <text:p text:style-name="P2" loext:marker-style-name="T1"><text:span text:style-name="T1">for</text:span><text:span text:style-name="T1"/></text:p>
      <text:p text:style-name="P1" loext:marker-style-name="T1"/>
      <text:p text:style-name="P2" loext:marker-style-name="T1"><text:span text:style-name="T1">Gut Microbiome Wellness Index 2 Enhances<text:line-break/>Health Status Prediction from Gut Microbiome Taxonomic Profiles</text:span><text:span text:style-name="T1"/></text:p>
      <text:p text:style-name="P2"/>
      <text:p text:style-name="P2"/>
      <text:p text:style-name="P2"/>
      <text:p text:style-name="P2" loext:marker-style-name="T2"><text:span text:style-name="T2">Chang and Gupta </text:span><text:span text:style-name="T3">et al</text:span><text:span text:style-name="T2">.</text:span></text:p>
      <text:p text:style-name="P3" loext:marker-style-name="T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 loext:marker-style-name="T5"><text:span text:style-name="T6">File Name</text:span><text:span text:style-name="T5"/></text:p>
          </table:table-cell>
          <table:table-cell table:style-name="Tabela1.A1" office:value-type="string">
            <text:p text:style-name="Standard" loext:marker-style-name="T5"><text:span text:style-name="T6">Description</text:span><text:span text:style-name="T5"/></text:p>
          </table:table-cell>
        </table:table-row>
        <table:table-row table:style-name="Tabela1.1">
          <table:table-cell table:style-name="Tabela1.A2" office:value-type="string">
            <text:p text:style-name="Standard" loext:marker-style-name="T4"><text:span text:style-name="T4">SupplementaryData1.xlsx</text:span><text:span text:style-name="T4"/></text:p>
          </table:table-cell>
          <table:table-cell table:style-name="Tabela1.B2" office:value-type="string">
            <text:p text:style-name="P5" loext:marker-style-name="T7"><text:span text:style-name="T7">Supplementary Data 1. Human stool shotgun metagenome datasets utilized in this study.</text:span><text:span text:style-name="T7"/></text:p>
          </table:table-cell>
        </table:table-row>
        <table:table-row table:style-name="Tabela1.1">
          <table:table-cell table:style-name="Tabela1.A3" office:value-type="string">
            <text:p text:style-name="Standard" loext:marker-style-name="T4"><text:span text:style-name="T4">SupplementaryData2.xlsx</text:span><text:span text:style-name="T4"/></text:p>
          </table:table-cell>
          <table:table-cell table:style-name="Tabela1.B3" office:value-type="string">
            <text:p text:style-name="Standard" loext:marker-style-name="T8"><text:span text:style-name="T8">Supplementary Data 2. Stool shotgun metagenome samples (n = 8069) from 54 independently published studies ranging across healthy and 11 non-healthy phenotypes.</text:span><text:span text:style-name="T8"/></text:p>
          </table:table-cell>
        </table:table-row>
        <table:table-row table:style-name="Tabela1.1">
          <table:table-cell table:style-name="Tabela1.A4" office:value-type="string">
            <text:p text:style-name="Standard" loext:marker-style-name="T4"><text:span text:style-name="T4">SupplementaryData3.xlsx</text:span><text:span text:style-name="T4"/></text:p>
          </table:table-cell>
          <table:table-cell table:style-name="Tabela1.B4" office:value-type="string">
            <text:p text:style-name="Standard" loext:marker-style-name="T8"><text:span text:style-name="T8">Supplementary Data 3. Taxa coefficients of the trained Lasso-regularized logistic regression model.</text:span><text:span text:style-name="T8"/></text:p>
          </table:table-cell>
        </table:table-row>
        <table:table-row table:style-name="Tabela1.1">
          <table:table-cell table:style-name="Tabela1.A5" office:value-type="string">
            <text:p text:style-name="Standard" loext:marker-style-name="T4"><text:span text:style-name="T4">SupplementaryData4.xlsx</text:span><text:span text:style-name="T4"/></text:p>
          </table:table-cell>
          <table:table-cell table:style-name="Tabela1.B5" office:value-type="string">
            <text:p text:style-name="Standard" loext:marker-style-name="T8"><text:span text:style-name="T8">Supplementary Data 4. Average relative abundance of taxa with either positive (n = 49) or negative (n = 46) coefficients in the trained Lasso-regularized logistic regression model.</text:span><text:span text:style-name="T8"/></text:p>
          </table:table-cell>
        </table:table-row>
        <table:table-row table:style-name="Tabela1.1">
          <table:table-cell table:style-name="Tabela1.A6" office:value-type="string">
            <text:p text:style-name="Standard" loext:marker-style-name="T4"><text:span text:style-name="T4">SupplementaryData5.xlsx</text:span><text:span text:style-name="T4"/></text:p>
          </table:table-cell>
          <table:table-cell table:style-name="Tabela1.B6" office:value-type="string">
            <text:p text:style-name="Standard" loext:marker-style-name="T8"><text:span text:style-name="T8">Supplementary Data 5. GMWI2, GMWI, Shannon Index, Simpson Index, and species richness for all samples (n = 8069) comprising the pooled stool metagenome dataset.</text:span><text:span text:style-name="T8"/></text:p>
          </table:table-cell>
        </table:table-row>
        <table:table-row table:style-name="Tabela1.1">
          <table:table-cell table:style-name="Tabela1.A7" office:value-type="string">
            <text:p text:style-name="Standard" loext:marker-style-name="T4"><text:span text:style-name="T4">SupplementaryData6.xlsx</text:span><text:span text:style-name="T4"/></text:p>
          </table:table-cell>
          <table:table-cell table:style-name="Tabela1.B7" office:value-type="string">
            <text:p text:style-name="Standard" loext:marker-style-name="T8"><text:span text:style-name="T8">Supplementary Data 6. Human stool metagenome datasets used as the external validation cohort.</text:span><text:span text:style-name="T8"/></text:p>
          </table:table-cell>
        </table:table-row>
        <table:table-row table:style-name="Tabela1.8">
          <table:table-cell table:style-name="Tabela1.A8" office:value-type="string">
            <text:p text:style-name="Standard" loext:marker-style-name="T4"><text:span text:style-name="T4">SupplementaryData7.xlsx</text:span><text:span text:style-name="T4"/></text:p>
          </table:table-cell>
          <table:table-cell table:style-name="Tabela1.B8" office:value-type="string">
            <text:p text:style-name="Standard" loext:marker-style-name="T4"><text:bookmark-start text:name="__DdeLink__95_2450276886"/><text:span text:style-name="T8">Supplementary Data 7. Human stool metagenome samples (n = 1140) in the external validation dataset.</text:span><text:bookmark-end text:name="__DdeLink__95_2450276886"/><text:span text:style-name="T8"/></text:p>
          </table:table-cell>
        </table:table-row>
      </table:table>
      <text:p text:style-name="P3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ko" style:country-asian="K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Ramka2" text:anchor-type="paragraph" svg:y="0.002cm" draw:z-index="1"><draw:text-box fo:min-height="0cm" fo:min-width="0.041cm"><text:p text:style-name="MP1" loext:marker-style-name="MT1"><text:span text:style-name="Page_20_Number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pta, Vinod K., Ph.D.</meta:initial-creator>
    <meta:editing-cycles>3</meta:editing-cycles>
    <meta:creation-date>2024-08-08T04:09:00</meta:creation-date>
    <dc:date>2025-07-10T13:25:24.909488648</dc:date>
    <meta:editing-duration>PT14M53S</meta:editing-duration>
    <meta:generator>LibreOffice/24.8.7.2$Linux_X86_64 LibreOffice_project/f4f281f562fb585d46b0af5755dfe1eb6adc047f</meta:generator>
    <meta:document-statistic meta:table-count="1" meta:image-count="0" meta:object-count="0" meta:page-count="2" meta:paragraph-count="22" meta:word-count="162" meta:character-count="1232" meta:non-whitespace-character-count="1092"/>
    <meta:user-defined meta:name="AppVersion">16.0000</meta:user-defined>
    <meta:template xlink:type="simple" xlink:actuate="onRequest" xlink:title="Normal.dotm" xlink:href=""/>
  </office:meta>
</office:document-meta>
</file>